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6a61" officeooo:paragraph-rsid="00116a61"/>
    </style:style>
    <style:style style:name="P2" style:family="paragraph" style:parent-style-name="Standard">
      <style:paragraph-properties fo:text-align="justify" style:justify-single-word="false"/>
      <style:text-properties officeooo:rsid="00116a61" officeooo:paragraph-rsid="0020c80b"/>
    </style:style>
    <style:style style:name="P3" style:family="paragraph" style:parent-style-name="Standard">
      <style:paragraph-properties fo:text-align="justify" style:justify-single-word="false"/>
      <style:text-properties officeooo:rsid="00116a61" officeooo:paragraph-rsid="001d2938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16a61" officeooo:paragraph-rsid="00116a61" style:font-size-asian="16pt" style:font-weight-asian="bold" style:font-size-complex="16pt" style:font-weight-complex="bold"/>
    </style:style>
    <style:style style:name="T1" style:family="text">
      <style:text-properties officeooo:rsid="001675c4"/>
    </style:style>
    <style:style style:name="T2" style:family="text">
      <style:text-properties officeooo:rsid="0017db9b"/>
    </style:style>
    <style:style style:name="T3" style:family="text">
      <style:text-properties officeooo:rsid="001d2938"/>
    </style:style>
    <style:style style:name="T4" style:family="text">
      <style:text-properties officeooo:rsid="001dddf9"/>
    </style:style>
    <style:style style:name="T5" style:family="text">
      <style:text-properties officeooo:rsid="0020c80b"/>
    </style:style>
    <style:style style:name="T6" style:family="text">
      <style:text-properties officeooo:rsid="0024905c"/>
    </style:style>
    <style:style style:name="T7" style:family="text">
      <style:text-properties officeooo:rsid="0026e41b"/>
    </style:style>
    <style:style style:name="T8" style:family="text">
      <style:text-properties officeooo:rsid="002a5267"/>
    </style:style>
    <style:style style:name="T9" style:family="text">
      <style:text-properties officeooo:rsid="002cf7a1"/>
    </style:style>
    <style:style style:name="T10" style:family="text">
      <style:text-properties officeooo:rsid="002da08f"/>
    </style:style>
    <style:style style:name="T11" style:family="text">
      <style:text-properties officeooo:rsid="002e84f9"/>
    </style:style>
    <style:style style:name="T12" style:family="text">
      <style:text-properties officeooo:rsid="003241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bstract</text:p>
      <text:p text:style-name="P1"/>
      <text:p text:style-name="P1">Finding efficient codes is crucial for achieving reliable communication over noisy channels. While error-correcting codes for <text:span text:style-name="T1">i.i.d. channels </text:span>are well understood, the task of approximating the best code for a <text:span text:style-name="T2">general </text:span>channel, i.e. that maximizes the success probability of the encoding and decoding process, is much less developed. This thesis addresses this problem in several scenarios.</text:p>
      <text:p text:style-name="P1"/>
      <text:p text:style-name="P3">For point-to-point channels, optimal approximation algorithms for coding and list-decoding are known. We study a generalization of the latter with a variable list size, compensated by an increasing probability of failure. More generally, we study the coverage problem which entails maximizing \<text:span text:style-name="T9">s</text:span>um_{a \in [n]} w_a \varphi(<text:span text:style-name="T9">|\{</text:span>i \in S : a \in T_i<text:span text:style-name="T9">\</text:span>}<text:span text:style-name="T9">|</text:span>) over subsets S \subseteq [m] of cardinality k, for a general non<text:span text:style-name="T4">decreasing</text:span> concave function <text:span text:style-name="T9">\varphi</text:span>. We provide an approximation algorithm for that problem of ratio \alpha_{\varphi} := \min_{x \in N^*} \frac{E[\varphi(Poi(x))]}{\varphi(<text:span text:style-name="T9">E</text:span>[Poi(x)])}, which cannot be improved <text:span text:style-name="T3">for sublinear \varphi</text:span> <text:span text:style-name="T6">if</text:span> <text:span text:style-name="T10">P\not=NP</text:span>.</text:p>
      <text:p text:style-name="P1"/>
      <text:p text:style-name="P2">For multiple-access channels, we show that the coding problem cannot be approximated within any constant ratio under some complexity hypothesis on random <text:span text:style-name="T7">k-SAT formulas</text:span>. Generalizing and abstracting quantum entanglement, non-signaling correlations can be used to enhance communication. <text:span text:style-name="T5">W</text:span>e show that optimal non-signaling codes can be found in polynomial time in the number of copies of the channel. Applied to the binary adder channel, a non-signaling advantage on its capacity region is established. We provide a general single-letter outer bound on the non-signaling capacity region. When non-signaling assistance is not shared between encoders, we show that the capacity region is not changed.</text:p>
      <text:p text:style-name="P1"/>
      <text:p text:style-name="P1">For broadcast channels, <text:span text:style-name="T12">when restricted to deterministic channels, </text:span>we provide a (1−1/e)<text:span text:style-name="T9">^2</text:span>-approximation algorithm for the unassisted coding problem, and we show that their capacity region is not changed with non-signaling assistance. In the value query model, we show that we cannot achieve a better approximation ratio than <text:s/>\Omega(\frac{1}{\sqrt{m}) for the general broadcast channel coding problem, with m <text:span text:style-name="T8">the</text:span> output size of the chann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4:29:39.688149994</meta:creation-date>
    <dc:date>2023-11-02T09:37:58.642028284</dc:date>
    <meta:editing-duration>PT24M18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13" meta:character-count="2189" meta:non-whitespace-character-count="1880"/>
  </office:meta>
</office:document-meta>
</file>